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roy-Bold" svg:font-family="Gilroy-Bold"/>
    <style:font-face style:name="Gilroy-Semibold" svg:font-family="Gilroy-Semibold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2020e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6464" style:font-name="Gilroy-Semibold" fo:font-size="12pt" fo:letter-spacing="normal" fo:font-style="normal" fo:font-weight="normal" officeooo:paragraph-rsid="0025400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d1d75" style:font-name="Gilroy-Bold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d1d75" style:font-name="Gilroy-Semibold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d1d75" style:font-name="Gilroy-Semibold" fo:font-size="12pt" fo:letter-spacing="normal" fo:font-style="normal" fo:font-weight="normal" officeooo:paragraph-rsid="002020e6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5400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79edf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8299a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adf6a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bdfcc"/>
    </style:style>
    <style:style style:name="T1" style:family="text">
      <style:text-properties officeooo:rsid="001cb73c"/>
    </style:style>
    <style:style style:name="T2" style:family="text">
      <style:text-properties fo:color="#ff7272" style:font-name="monospace" fo:font-style="italic" officeooo:rsid="001deb7b" style:font-size-asian="12pt" style:font-style-asian="italic" style:font-size-complex="12pt" style:font-style-complex="italic"/>
    </style:style>
    <style:style style:name="T3" style:family="text">
      <style:text-properties fo:color="#ff7272" style:text-line-through-style="none" style:text-line-through-type="none" style:font-name="monospace" fo:font-style="italic" fo:font-weight="normal" officeooo:rsid="0025400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ff7272"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7272" style:text-line-through-style="none" style:text-line-through-type="none" style:font-name="monospace" fo:font-weight="normal" officeooo:rsid="0025400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7272" style:text-line-through-style="none" style:text-line-through-type="none" style:font-name="monospace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7272" style:text-line-through-style="none" style:text-line-through-type="none" style:font-name="monospace" officeooo:rsid="001deb7b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color="#ff7272" style:text-line-through-style="none" style:text-line-through-type="none" style:font-name="monospace" officeooo:rsid="0025400e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color="#ff7272" style:text-line-through-style="none" style:text-line-through-type="none" style:font-name="monospace" officeooo:rsid="00279edf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officeooo:rsid="001deb7b" style:font-size-asian="12pt" style:font-size-complex="12pt"/>
    </style:style>
    <style:style style:name="T11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officeooo:rsid="00279edf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2bdfc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ff7272" style:text-line-through-style="none" style:text-line-through-type="none" style:font-name="monospace" fo:font-size="12pt" fo:letter-spacing="normal" fo:font-style="normal" fo:font-weight="normal" officeooo:rsid="002d6aa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dddddd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dddddd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dddddd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dddddd" style:text-line-through-style="none" style:text-line-through-type="none" style:font-name="monospace" fo:font-size="12pt" fo:letter-spacing="normal" fo:font-style="normal" officeooo:rsid="0028299a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style:text-line-through-style="none" style:text-line-through-type="none" style:font-name="monospace" fo:font-size="12pt" fo:letter-spacing="normal" fo:font-style="normal" officeooo:rsid="00279edf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style:text-line-through-style="none" style:text-line-through-type="none" style:font-name="monospace" fo:font-size="12pt" fo:letter-spacing="normal" fo:font-style="normal" officeooo:rsid="0028299a" fo:background-color="transparent" loext:char-shading-value="0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bf0041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a7074b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eeeeee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8d1d75" style:text-line-through-style="none" style:text-line-through-type="none" style:font-name="monospace" fo:font-size="12pt" fo:letter-spacing="normal" fo:font-style="normal" officeooo:rsid="00279edf" fo:background-color="transparent" loext:char-shading-value="0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8d1d75" style:text-line-through-style="none" style:text-line-through-type="none" style:font-name="monospace" fo:font-size="12pt" fo:letter-spacing="normal" fo:font-style="normal" officeooo:rsid="0028299a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8d1d75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8d1d75" style:text-line-through-style="none" style:text-line-through-type="none" style:font-name="monospace" fo:font-size="12pt" fo:letter-spacing="normal" fo:font-style="normal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8d1d75" style:text-line-through-style="none" style:text-line-through-type="none" style:font-name="monospace" fo:font-size="12pt" fo:letter-spacing="normal" fo:font-style="normal" fo:font-weight="normal" officeooo:rsid="002829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a1467e" style:text-line-through-style="none" style:text-line-through-type="none" style:font-name="monospace" fo:font-size="12pt" fo:letter-spacing="normal" fo:font-style="normal" fo:font-weight="normal" officeooo:rsid="002adf6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monospace" fo:font-weight="normal" officeooo:rsid="0025400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monospace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monospace" fo:font-weight="normal" officeooo:rsid="0025400e" fo:background-color="#333333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monospace" fo:font-style="italic" fo:font-weight="normal" officeooo:rsid="0025400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text-line-through-style="none" style:text-line-through-type="none" style:font-name="monospace" officeooo:rsid="001deb7b" fo:background-color="transparent" loext:char-shading-value="0" style:font-size-asian="12pt" style:font-style-asian="normal" style:font-size-complex="12pt" style:font-style-complex="normal"/>
    </style:style>
    <style:style style:name="T43" style:family="text">
      <style:text-properties style:text-line-through-style="none" style:text-line-through-type="none" style:font-name="monospace" officeooo:rsid="0025400e" fo:background-color="transparent" loext:char-shading-value="0" style:font-size-asian="12pt" style:font-style-asian="normal" style:font-size-complex="12pt" style:font-style-complex="normal"/>
    </style:style>
    <style:style style:name="T44" style:family="text">
      <style:text-properties style:text-line-through-style="none" style:text-line-through-type="none" style:font-name="monospace" officeooo:rsid="00279edf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fo:color="#dddddd"/>
    </style:style>
    <style:style style:name="T46" style:family="text">
      <style:text-properties fo:color="#dddddd" style:font-name="monospace" fo:font-style="italic" officeooo:rsid="0028299a" style:font-size-asian="12pt" style:font-style-asian="italic" style:font-size-complex="12pt" style:font-style-complex="italic"/>
    </style:style>
    <style:style style:name="T47" style:family="text">
      <style:text-properties fo:color="#dddddd" style:font-name="monospace" officeooo:rsid="0028299a" style:font-size-asian="12pt" style:font-style-asian="normal" style:font-size-complex="12pt" style:font-style-complex="normal"/>
    </style:style>
    <style:style style:name="T48" style:family="text">
      <style:text-properties fo:color="#dddddd" style:text-line-through-style="none" style:text-line-through-type="none" style:font-name="monospace" fo:font-weight="normal" officeooo:rsid="0025400e" fo:background-color="#333333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dddddd"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dddddd" officeooo:rsid="001cb73c"/>
    </style:style>
    <style:style style:name="T51" style:family="text">
      <style:text-properties style:font-name="monospace" fo:font-style="italic" officeooo:rsid="001deb7b" style:font-size-asian="12pt" style:font-style-asian="italic" style:font-size-complex="12pt" style:font-style-complex="italic"/>
    </style:style>
    <style:style style:name="T52" style:family="text">
      <style:text-properties style:font-name="monospace" fo:font-style="italic" officeooo:rsid="0028299a" style:font-size-asian="12pt" style:font-style-asian="italic" style:font-size-complex="12pt" style:font-style-complex="italic"/>
    </style:style>
    <style:style style:name="T53" style:family="text">
      <style:text-properties style:font-name="monospace" officeooo:rsid="0028299a" style:font-size-asian="12pt" style:font-style-asian="normal" style:font-size-complex="12pt" style:font-style-complex="normal"/>
    </style:style>
    <style:style style:name="T54" style:family="text">
      <style:text-properties fo:color="#8d1d75" style:font-name="monospace" fo:font-style="italic" officeooo:rsid="001deb7b" style:font-size-asian="12pt" style:font-style-asian="italic" style:font-size-complex="12pt" style:font-style-complex="italic"/>
    </style:style>
    <style:style style:name="T55" style:family="text">
      <style:text-properties fo:color="#8d1d75" style:font-name="monospace" fo:font-style="italic" officeooo:rsid="0028299a" style:font-size-asian="12pt" style:font-style-asian="italic" style:font-size-complex="12pt" style:font-style-complex="italic"/>
    </style:style>
    <style:style style:name="T56" style:family="text">
      <style:text-properties fo:color="#8d1d75" style:font-name="monospace" officeooo:rsid="0028299a" style:font-size-asian="12pt" style:font-style-asian="normal" style:font-size-complex="12pt" style:font-style-complex="normal"/>
    </style:style>
    <style:style style:name="T57" style:family="text">
      <style:text-properties fo:color="#8d1d75" style:text-line-through-style="none" style:text-line-through-type="none" style:font-name="monospace" fo:font-weight="normal" officeooo:rsid="001deb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8d1d75" style:text-line-through-style="none" style:text-line-through-type="none" style:font-name="monospace" fo:font-weight="normal" officeooo:rsid="0025400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8d1d75" style:text-line-through-style="none" style:text-line-through-type="none" style:font-name="monospace" fo:font-weight="normal" officeooo:rsid="00279ed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8d1d75" style:text-line-through-style="none" style:text-line-through-type="none" style:font-name="monospace" fo:font-weight="normal" officeooo:rsid="0025400e" fo:background-color="#333333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8d1d75" style:text-line-through-style="none" style:text-line-through-type="none" style:font-name="monospace" fo:font-style="italic" fo:font-weight="normal" officeooo:rsid="0025400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color="#8d1d75" style:text-line-through-style="none" style:text-line-through-type="none" style:font-name="monospace" officeooo:rsid="001deb7b" fo:background-color="transparent" loext:char-shading-value="0" style:font-size-asian="12pt" style:font-style-asian="normal" style:font-size-complex="12pt" style:font-style-complex="normal"/>
    </style:style>
    <style:style style:name="T63" style:family="text">
      <style:text-properties fo:color="#8d1d75" style:text-line-through-style="none" style:text-line-through-type="none" style:font-name="monospace" officeooo:rsid="0025400e" fo:background-color="transparent" loext:char-shading-value="0" style:font-size-asian="12pt" style:font-style-asian="normal" style:font-size-complex="12pt" style:font-style-complex="normal"/>
    </style:style>
    <style:style style:name="T64" style:family="text">
      <style:text-properties fo:color="#8d1d75" style:text-line-through-style="none" style:text-line-through-type="none" style:font-name="monospace" officeooo:rsid="00279edf" fo:background-color="transparent" loext:char-shading-value="0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 4: Payments API <text:span text:style-name="T1">Guide.</text:span></text:p>
      <text:p text:style-name="P3"/>
      <text:p text:style-name="P4"><text:span text:style-name="T1">First Step: </text:span>Installing Circle's Sample Web Application</text:p>
      <text:p text:style-name="P4"/>
      <text:p text:style-name="P5"><text:span text:style-name="T10">* check if git is installed on your machine, run the following command on you terminal:</text:span></text:p>
      <text:p text:style-name="P5"><text:span text:style-name="T10"/></text:p>
      <text:p text:style-name="P1"><text:span text:style-name="T54"><text:s text:c="8"/></text:span><text:span text:style-name="T56">$</text:span><text:span text:style-name="T55"> </text:span><text:span text:style-name="Strong_20_Emphasis"><text:span text:style-name="T57">git -v</text:span></text:span></text:p>
      <text:p text:style-name="P1"><text:span text:style-name="Strong_20_Emphasis"><text:span text:style-name="T57"/></text:span></text:p>
      <text:p text:style-name="P2"><text:span text:style-name="Strong_20_Emphasis"><text:span text:style-name="T61">git -v</text:span></text:span><text:span text:style-name="Strong_20_Emphasis"><text:span text:style-name="T58"> will the git version on your machine else head to </text:span></text:span><text:a xlink:type="simple" xlink:href="https://github.com/git-guides/install-git" text:style-name="Internet_20_link" text:visited-style-name="Visited_20_Internet_20_Link"><text:span text:style-name="Strong_20_Emphasis">https://github.com/git-guides/install-git</text:span></text:a><text:span text:style-name="Strong_20_Emphasis"><text:span text:style-name="T62"> </text:span></text:span><text:span text:style-name="Strong_20_Emphasis"><text:span text:style-name="T63">and install-git</text:span></text:span></text:p>
      <text:p text:style-name="P2"><text:span text:style-name="Strong_20_Emphasis"><text:span text:style-name="T63"/></text:span></text:p>
      <text:p text:style-name="P2"><text:span text:style-name="Strong_20_Emphasis"><text:span text:style-name="T63"/></text:span></text:p>
      <text:p text:style-name="P2"><text:span text:style-name="Strong_20_Emphasis"><text:span text:style-name="T63">* </text:span></text:span><text:span text:style-name="Strong_20_Emphasis"><text:span text:style-name="T59">check to make sure node is installed on your machine, on the terminal run</text:span></text:span><text:span text:style-name="Strong_20_Emphasis"><text:span text:style-name="T64">:</text:span></text:span></text:p>
      <text:p text:style-name="P2"><text:span text:style-name="Strong_20_Emphasis"><text:span text:style-name="T64"><text:s text:c="11"/></text:span></text:span></text:p>
      <text:p text:style-name="P6"><text:span text:style-name="Strong_20_Emphasis"><text:span text:style-name="T31"><text:s text:c="12"/></text:span></text:span><text:span text:style-name="Strong_20_Emphasis"><text:span text:style-name="T32">$ </text:span></text:span><text:span text:style-name="Strong_20_Emphasis"><text:span text:style-name="T33">node -v</text:span></text:span></text:p>
      <text:p text:style-name="P6"><text:span text:style-name="Strong_20_Emphasis"><text:span text:style-name="T31"/></text:span></text:p>
      <text:p text:style-name="P7"><text:span text:style-name="Strong_20_Emphasis"><text:span text:style-name="T34">if a version is returned then node is installed on your machine else use</text:span></text:span><text:span text:style-name="Strong_20_Emphasis"><text:span text:style-name="T31"> </text:span></text:span><text:a xlink:type="simple" xlink:href="https://nodejs.org/en/" text:style-name="Internet_20_link" text:visited-style-name="Visited_20_Internet_20_Link"><text:span text:style-name="Strong_20_Emphasis"><text:span text:style-name="T34">https://nodejs.org/en/</text:span></text:span></text:a><text:span text:style-name="Strong_20_Emphasis"><text:span text:style-name="T31"> </text:span></text:span><text:span text:style-name="Strong_20_Emphasis"><text:span text:style-name="T34">to install node</text:span></text:span></text:p>
      <text:p text:style-name="P7"><text:span text:style-name="Strong_20_Emphasis"><text:span text:style-name="T34"/></text:span></text:p>
      <text:p text:style-name="P7"><text:span text:style-name="Strong_20_Emphasis"><text:span text:style-name="T34"/></text:span></text:p>
      <text:p text:style-name="P7"><text:span text:style-name="Strong_20_Emphasis"><text:span text:style-name="T35">=&gt; </text:span></text:span><text:span text:style-name="Strong_20_Emphasis"><text:span text:style-name="T34">since the project repository we will work with was set up with yarn, we need will use yarn as our </text:span></text:span><text:span text:style-name="Strong_20_Emphasis"><text:span text:style-name="T35">node.js</text:span></text:span><text:span text:style-name="Strong_20_Emphasis"><text:span text:style-name="T34"> package manager </text:span></text:span></text:p>
      <text:p text:style-name="P7"><text:span text:style-name="Strong_20_Emphasis"><text:span text:style-name="T34"/></text:span></text:p>
      <text:p text:style-name="P8"><text:span text:style-name="Strong_20_Emphasis"><text:span text:style-name="T35">* run the following command on your terminal:</text:span></text:span></text:p>
      <text:p text:style-name="P8"><text:span text:style-name="Strong_20_Emphasis"><text:span text:style-name="T35"/></text:span></text:p>
      <text:p text:style-name="P8"><text:span text:style-name="Strong_20_Emphasis"><text:span text:style-name="T35"><text:s text:c="10"/>$ yarn –version</text:span></text:span></text:p>
      <text:p text:style-name="P8"><text:span text:style-name="Strong_20_Emphasis"><text:span text:style-name="T35"/></text:span></text:p>
      <text:p text:style-name="P8"><text:span text:style-name="Strong_20_Emphasis"><text:span text:style-name="T35">if it does not return a version number, run the below command on the terminal to install yarn:</text:span></text:span></text:p>
      <text:p text:style-name="P8"><text:span text:style-name="Strong_20_Emphasis"><text:span text:style-name="T35"/></text:span></text:p>
      <text:p text:style-name="P8"><text:span text:style-name="Strong_20_Emphasis"><text:span text:style-name="T35"><text:s text:c="8"/>$ npm install --global yarn </text:span></text:span></text:p>
      <text:p text:style-name="P8"><text:span text:style-name="Strong_20_Emphasis"><text:span text:style-name="T35"/></text:span></text:p>
      <text:p text:style-name="P8"><text:span text:style-name="Strong_20_Emphasis"><text:span text:style-name="T35">Next run the command below to clone the working repo.</text:span></text:span></text:p>
      <text:p text:style-name="P8"><text:span text:style-name="Strong_20_Emphasis"><text:span text:style-name="T35"/></text:span></text:p>
      <text:p text:style-name="P8"><text:span text:style-name="Strong_20_Emphasis"><text:span text:style-name="T35">$ git clone </text:span></text:span><text:a xlink:type="simple" xlink:href="https://github.com/circlefin/payments-sample-app.git" text:style-name="Internet_20_link" text:visited-style-name="Visited_20_Internet_20_Link"><text:span text:style-name="Strong_20_Emphasis">https://github.com/circlefin/payments-sample-app.git</text:span></text:a></text:p>
      <text:p text:style-name="P8"><text:span text:style-name="Strong_20_Emphasis"><text:span text:style-name="T29"/></text:span></text:p>
      <text:p text:style-name="P9"><text:span text:style-name="Strong_20_Emphasis"><text:span text:style-name="T36">once the repository is cloned, run the command below:</text:span></text:span></text:p>
      <text:p text:style-name="P9"><text:span text:style-name="Strong_20_Emphasis"><text:span text:style-name="T36"/></text:span></text:p>
      <text:p text:style-name="P9"><text:span text:style-name="Strong_20_Emphasis"><text:span text:style-name="T36"><text:s text:c="4"/>$ </text:span></text:span><text:span text:style-name="Strong_20_Emphasis"><text:span text:style-name="T14">cd payments-sample-app</text:span></text:span></text:p>
      <text:p text:style-name="P9"><text:span text:style-name="Strong_20_Emphasis"><text:span text:style-name="T14"/></text:span></text:p>
      <text:p text:style-name="P10"><text:span text:style-name="Strong_20_Emphasis"><text:span text:style-name="T15">open the current directory(ie </text:span></text:span><text:span text:style-name="Strong_20_Emphasis"><text:span text:style-name="T14">payments-sample-app</text:span></text:span><text:span text:style-name="Strong_20_Emphasis"><text:span text:style-name="T15">) using a code editor of your choice, </text:span></text:span><text:span text:style-name="Strong_20_Emphasis"><text:span text:style-name="T16">I will use vscode.</text:span></text:span></text:p>
      <text:p text:style-name="P10"><text:span text:style-name="Strong_20_Emphasis"><text:span text:style-name="T16"/></text:span></text:p>
      <text:p text:style-name="P10"><text:span text:style-name="Strong_20_Emphasis"><text:span text:style-name="T16"/></text:span></text:p>
      <text:p text:style-name="P8"><text:span text:style-name="Strong_20_Emphasis"><text:span text:style-name="T35"/></text:span></text:p>
      <text:p text:style-name="P2"><text:span text:style-name="Strong_20_Emphasis"><text:span text:style-name="T63"/></text:span></text:p>
      <text:p text:style-name="P2"><text:soft-page-break/><text:span text:style-name="Strong_20_Emphasis"><text:span text:style-name="T6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roy-Bold" svg:font-family="Gilroy-Bold"/>
    <style:font-face style:name="Gilroy-Semibold" svg:font-family="Gilroy-Semibold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5T10:12:46.677309822</meta:creation-date>
    <dc:date>2023-02-25T15:14:11.599949126</dc:date>
    <meta:editing-duration>PT37M5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183" meta:character-count="1146" meta:non-whitespace-character-count="927"/>
  </office:meta>
</office:document-meta>
</file>